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estorAnalyzer.AncestorAnalyz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cestorAnalyzer.determineDependencies( Vector files , Vector class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AncestorAnalyzer.supportsFile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